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4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296-14601-1-ND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T9058-33GV</text:p>
          </table:table-cell>
          <table:table-cell office:value-type="string" calcext:value-type="string">
            <text:p>1028-1253-1-ND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T2N7002AKLMCT-ND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2]*[.G12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13]*[.G13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14]*[.G14]" office:value-type="float" office:value="2.6" calcext:value-type="float">
            <text:p>2.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14])" office:value-type="float" office:value="27.35" calcext:value-type="float">
            <text:p>27.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-00-00</text:date>, <text:time style:data-style-name="N2" text:time-value="13:47:54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8H2M38S</meta:editing-duration>
    <meta:editing-cycles>9</meta:editing-cycles>
    <meta:generator>LibreOffice/5.4.1.2$Windows_X86_64 LibreOffice_project/ea7cb86e6eeb2bf3a5af73a8f7777ac570321527</meta:generator>
    <dc:date>2018-11-24T13:56:22.438000000</dc:date>
    <meta:document-statistic meta:table-count="1" meta:cell-count="111" meta:object-count="0"/>
  </office:meta>
</office:document-meta>
</file>